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cm" fo:margin-bottom="0.353cm" loext:contextual-spacing="false" fo:line-height="150%">
        <style:tab-stops>
          <style:tab-stop style:position="13.002cm" style:leader-style="dotted" style:leader-text="."/>
        </style:tab-stops>
      </style:paragraph-properties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3" style:family="text">
      <style:text-properties style:font-name="Times New Roman" fo:font-size="12pt" fo:language="id" fo:country="ID" officeooo:rsid="000a6d68" style:font-size-asian="12pt" style:font-name-complex="Times New Roman1" style:font-size-complex="12pt"/>
    </style:style>
    <style:style style:name="T4" style:family="text">
      <style:text-properties style:font-name="Times New Roman"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<text:span text:style-name="T1">DAFTAR TABEL</text:span></text:p>
      <text:p text:style-name="P1"><text:span text:style-name="T2">Tabel<text:tab/><text:tab/><text:tab/><text:tab/><text:tab/><text:tab/><text:tab/> <text:s text:c="27"/></text:span><text:span text:style-name="T5">Halaman</text:span></text:p>
      <text:p text:style-name="P2"><text:span text:style-name="T5">Tabel 3.1. <text:s/>Spesialis </text:span><text:span text:style-name="T2">Komputer Untuk Remaster</text:span><text:span text:style-name="T5"><text:tab/></text:span><text:span text:style-name="T2">23</text:span></text:p>
      <text:p text:style-name="P3"><text:span text:style-name="T5">Tabel 3.2. <text:s/></text:span><text:span text:style-name="T6">Spesifikasi Komputer Minimal UBOS</text:span><text:span text:style-name="T4"> </text:span><text:span text:style-name="T5"><text:tab/></text:span><text:span text:style-name="T2">23</text:span></text:p>
      <text:p text:style-name="P3"><text:span text:style-name="T5">Tabel 3.3. <text:s/>Jenis Kebutuhan Perangkat Lunak (Software)</text:span><text:span text:style-name="T2"> </text:span><text:span text:style-name="T5"><text:tab/></text:span><text:span text:style-name="T2">24</text:span></text:p>
      <text:p text:style-name="P3"><text:span text:style-name="T5">Tabel 3.4. <text:s/>Analisa Keluaran Perangkat Lunak </text:span><text:span text:style-name="T2"><text:s/></text:span><text:span text:style-name="T5"><text:tab/></text:span><text:span text:style-name="T2">24</text:span></text:p>
      <text:p text:style-name="P3"><text:span text:style-name="T5">Tabel 4.1. <text:s/>Deskripsi Rancanngan Waktu</text:span><text:span text:style-name="T2"> </text:span><text:span text:style-name="T5"><text:tab/></text:span><text:span text:style-name="T3">40</text:span></text:p>
      <text:p text:style-name="P3"><text:span text:style-name="T5">Tabel 4.2. </text:span><text:span text:style-name="T2">Deskripsi Rancangan Biaya</text:span><text:span text:style-name="T5"><text:tab/></text:span><text:span text:style-name="T3">4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dc:date>2018-09-07T10:00:57.770763508</dc:date>
    <meta:editing-cycles>5</meta:editing-cycles>
    <meta:editing-duration>PT1H2M37S</meta:editing-duration>
    <meta:generator>LibreOffice/6.0.5.2$Linux_X86_64 LibreOffice_project/54c8cbb85f300ac59db32fe8a675ff7683cd5a16</meta:generator>
    <meta:document-statistic meta:table-count="0" meta:image-count="0" meta:object-count="0" meta:page-count="1" meta:paragraph-count="8" meta:word-count="45" meta:character-count="344" meta:non-whitespace-character-count="2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